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Georgia" svg:font-family="Georgia, 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text-align="center" style:justify-single-word="false"/>
      <style:text-properties officeooo:rsid="001f3452" officeooo:paragraph-rsid="001f3452"/>
    </style:style>
    <style:style style:name="P2" style:family="paragraph" style:parent-style-name="Text_20_body">
      <style:paragraph-properties fo:text-align="center" style:justify-single-word="false"/>
      <style:text-properties officeooo:paragraph-rsid="001f3452"/>
    </style:style>
    <style:style style:name="P3" style:family="paragraph" style:parent-style-name="Text_20_body">
      <style:paragraph-properties fo:text-align="justify" style:justify-single-word="false"/>
      <style:text-properties officeooo:paragraph-rsid="001f3452"/>
    </style:style>
    <style:style style:name="P4" style:family="paragraph" style:parent-style-name="Text_20_body">
      <style:paragraph-properties fo:text-align="justify" style:justify-single-word="false"/>
      <style:text-properties fo:font-variant="normal" fo:text-transform="none" fo:color="#1f1f1f" style:text-line-through-style="none" style:text-line-through-type="none" style:font-name="Georgia" fo:font-size="12pt" fo:font-style="normal" style:text-underline-style="none" fo:font-weight="normal" officeooo:paragraph-rsid="0020e568" style:text-blinking="false" fo:background-color="transparent"/>
    </style:style>
    <style:style style:name="P5"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1f1f1f" style:text-line-through-style="none" style:text-line-through-type="none" style:font-name="Georgia" fo:font-size="12pt" fo:font-style="normal" style:text-underline-style="none" fo:font-weight="normal" style:text-blinking="false" fo:background-color="transparent"/>
    </style:style>
    <style:style style:name="P6"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1f1f1f" style:text-line-through-style="none" style:text-line-through-type="none" style:font-name="Georgia" fo:font-size="12pt" fo:font-style="normal" style:text-underline-style="none" fo:font-weight="normal" officeooo:paragraph-rsid="0020e568" style:text-blinking="false" fo:background-color="transparent"/>
    </style:style>
    <style:style style:name="P7" style:family="paragraph" style:parent-style-name="Title">
      <style:text-properties fo:font-size="20pt" officeooo:paragraph-rsid="001f3452" style:font-size-asian="20pt" style:font-size-complex="20pt"/>
    </style:style>
    <style:style style:name="T1" style:family="text">
      <style:text-properties officeooo:rsid="0020e56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An Implementation of Recipe Recommendation System Based on Ingredients Availability Using Content-based and Collaborative Filtering</text:p>
      <text:p text:style-name="Text_20_body"/>
      <text:h text:style-name="P1" text:outline-level="1">Abstract</text:h>
      <text:p text:style-name="P2"/>
      <text:p text:style-name="P3">Cooking is an essential part of daily life activity for many people worldwide to fulﬁll nutritional needs. Basically, it is the process of preparing food by combining diﬀerent ingredients and applying various cooking techniques. Commonly, most people use the available ingredients they have on hand to preparemeals. The preferred ingredients often depend on what’s in their pantry, refrigerator, or garden, as well aswhat’s easily accessible from local grocery stores or markets. This paper presents an approach method toproviding a list of recommended recipes based on the availability of ingredients and recipe selectionbehavior of users by implementing a recipe recommendation system, namely EasyCook. Data on recipesis gathered from various websites that provide popular Indonesian food recipes using the web scrapingprocess. Then, content-based ﬁltering is applied as an approach method to identify the similarity of recipeingredients and generate recipe recommendations. To evaluate the developed system’s eﬀectiveness,aspects of web scraping and the recommendation process based on ingredient availability and user-preferred recipes are investigated. The results show that the developed system eﬀectively providesrecommended recipes for users based on ingredient availability and user-preferred recipes.</text:p>
      <text:p text:style-name="P3"/>
      <text:p text:style-name="P4"><text:bookmark text:name="docs-internal-guid-e684d912-7fff-ea8e-14e4-88d45e8d6b15"/>GROUP MEMBERS : <text:s text:c="48"/>GUIDE :</text:p>
      <text:p text:style-name="P4">Ganesh Adimalupu <text:s text:c="51"/>Mrs. Bindhya <text:span text:style-name="T1">P S</text:span></text:p>
      <text:p text:style-name="P6">Darshan Kumar <text:s text:c="57"/>Asst. Professor</text:p>
      <text:p text:style-name="P5">Navaf<text:span text:style-name="T1">a</text:span> <text:span text:style-name="T1">Noushad</text:span></text:p>
      <text:p text:style-name="P5">Joel Blesson</text:p>
      <text:p text:style-name="P5"/>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Georgia" svg:font-family="Georgia, 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9-10T12:04:54.967728685</meta:creation-date>
    <dc:date>2024-09-10T12:17:25.246390549</dc:date>
    <meta:editing-duration>PT12M31S</meta:editing-duration>
    <meta:editing-cycles>2</meta:editing-cycles>
    <meta:generator>LibreOffice/6.4.7.2$Linux_X86_64 LibreOffice_project/40$Build-2</meta:generator>
    <meta:document-statistic meta:table-count="0" meta:image-count="0" meta:object-count="0" meta:page-count="1" meta:paragraph-count="8" meta:word-count="214" meta:character-count="1716" meta:non-whitespace-character-count="1354"/>
  </office:meta>
</office:document-meta>
</file>